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justify"/>
    </style:style>
    <style:style style:name="T2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</style:style>
    <style:style style:name="T24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</style:style>
    <style:style style:name="T2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</style:style>
    <style:style style:name="T2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</style:style>
    <style:style style:name="T26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</style:style>
    <style:style style:name="T30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</style:style>
    <style:style style:name="T3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</style:style>
    <style:style style:name="T3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justify"/>
    </style:style>
    <style:style style:name="T31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6" style:parent-style-name="Heading1" style:family="paragraph"/>
    <style:style style:name="T32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0" style:family="table-column">
      <style:table-column-properties style:column-width="3.0625in" style:use-optimal-column-width="false"/>
    </style:style>
    <style:style style:name="TableColumn331" style:family="table-column">
      <style:table-column-properties style:column-width="0.8138in" style:use-optimal-column-width="false"/>
    </style:style>
    <style:style style:name="TableColumn332" style:family="table-column">
      <style:table-column-properties style:column-width="0.8763in" style:use-optimal-column-width="false"/>
    </style:style>
    <style:style style:name="TableColumn333" style:family="table-column">
      <style:table-column-properties style:column-width="1.8138in" style:use-optimal-column-width="false"/>
    </style:style>
    <style:style style:name="Table329" style:family="table">
      <style:table-properties style:width="6.5666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center"/>
    </style:style>
    <style:style style:name="T33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center"/>
    </style:style>
    <style:style style:name="T3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center"/>
    </style:style>
    <style:style style:name="T3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P345" style:parent-style-name="Normal" style:family="paragraph">
      <style:paragraph-properties fo:widows="0" fo:orphans="0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2" style:parent-style-name="Normal" style:family="paragraph">
      <style:paragraph-properties fo:widows="0" fo:orphans="0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/>
    </style:style>
    <style:style style:name="T3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/>
    </style:style>
    <style:style style:name="T3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widows="2" fo:orphans="2"/>
    </style:style>
    <style:style style:name="T3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/>
    </style:style>
    <style:style style:name="T3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/>
    </style:style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/>
    </style:style>
    <style:style style:name="T3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8" style:parent-style-name="Standard" style:family="paragraph">
      <style:paragraph-properties fo:widows="2" fo:orphans="2"/>
    </style:style>
    <style:style style:name="T3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</style:style>
    <style:style style:name="T3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9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98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9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4" style:parent-style-name="Heading1" style:family="paragraph"/>
    <style:style style:name="T4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0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db_classe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</text:span><text:span text:style-name="T63">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Code History not properly formatted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<text:s/></text:span><text:span text:style-name="T221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 file is preceded by a comment block<text:s/></text:span><text:span text:style-name="T233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4">
            <text:p text:style-name="P235"><text:span text:style-name="T236">/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T</text:span><text:span text:style-name="T245">abs are used fo</text:span><text:span text:style-name="T246">r indentions</text:span><text:span text:style-name="T247">.</text:span></text:p>
          </table:table-cell>
          <table:table-cell table:style-name="TableCell248">
            <text:p text:style-name="P249"><text:span text:style-name="T250">/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Exceptions are being handled appropriately.</text:span></text:p>
          </table:table-cell>
          <table:table-cell table:style-name="TableCell259">
            <text:p text:style-name="P260"><text:span text:style-name="T261">/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<text:span text:style-name="T269">Meaningful variable names are used.</text:span></text:p>
          </table:table-cell>
          <table:table-cell table:style-name="TableCell270">
            <text:p text:style-name="P271"><text:span text:style-name="T272">/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Variable are initialized prior to use.</text:span></text:p>
          </table:table-cell>
          <table:table-cell table:style-name="TableCell281">
            <text:p text:style-name="P282"><text:span text:style-name="T283">/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Python</text:span></text:p>
          </table:table-cell>
        </table:table-row>
        <table:table-row table:style-name="TableRow289">
          <table:table-cell table:style-name="TableCell290">
            <text:p text:style-name="P291"><text:span text:style-name="T292">Program statements are limited to one per line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Python</text:span></text:p>
          </table:table-cell>
        </table:table-row>
        <table:table-row table:style-name="TableRow301">
          <table:table-cell table:style-name="TableCell302">
            <text:p text:style-name="P303"><text:span text:style-name="T304">Parenthesis are used to remove<text:s/></text:span><text:span text:style-name="T305">operator precedence ambiguity and improve code readability.</text:span></text:p>
          </table:table-cell>
          <table:table-cell table:style-name="TableCell306">
            <text:p text:style-name="P307"><text:span text:style-name="T308">/</text:span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Meaningful error messages are used.</text:span></text:p>
          </table:table-cell>
          <table:table-cell table:style-name="TableCell317">
            <text:p text:style-name="P318"><text:span text:style-name="T319">/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list text:style-name="WWNum1">
        <text:list-item text:start-value="1">
          <text:p text:style-name="P324"/>
        </text:list-item>
      </text:list>
      <text:list text:style-name="WWNum1" text:continue-numbering="true">
        <text:list-item>
          <text:p text:style-name="P325"/>
        </text:list-item>
      </text:list>
      <text:list text:style-name="WWNum1" text:continue-numbering="true">
        <text:list-item>
          <text:p text:style-name="P326"><text:span text:style-name="T327">Design Principles (Modularity, Cohesion, Coupling). <text:s/>Place a check mark if the method complies with Coupling and Cohesion. <text:s/>If not, leave it<text:s/></text:span><text:span text:style-name="T328">blank.</text:span></text:p>
        </text:list-item>
      </text:list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rows-spanned="2">
            <text:p text:style-name="P336"><text:span text:style-name="T337">List of Method Signature</text:span></text:p>
          </table:table-cell>
          <table:table-cell table:style-name="TableCell338" table:number-columns-spanned="2">
            <text:p text:style-name="P339"><text:span text:style-name="T340">Modularity</text:span></text:p>
          </table:table-cell>
          <table:covered-table-cell/>
          <table:table-cell table:style-name="TableCell341" table:number-rows-spanned="2">
            <text:p text:style-name="P342"><text:span text:style-name="T343">Remarks</text:span>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Coupling</text:span></text:p>
          </table:table-cell>
          <table:table-cell table:style-name="TableCell349">
            <text:p text:style-name="P350"><text:span text:style-name="T351">Cohesion</text:span></text:p>
          </table:table-cell>
          <table:covered-table-cell>
            <text:p text:style-name="P352"/>
          </table:covered-table-cell>
        </table:table-row>
        <table:table-row table:style-name="TableRow353">
          <table:table-cell table:style-name="TableCell354">
            <text:p text:style-name="P355"><text:span text:style-name="T356">set_password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/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validate_password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/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get_id</text:span>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<text:span text:style-name="T383">/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<text:span text:style-name="T389">load_user</text:span>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<text:span text:style-name="T394">/</text:span></text:p>
          </table:table-cell>
          <table:table-cell table:style-name="TableCell395">
            <text:p text:style-name="P396"/>
          </table:table-cell>
        </table:table-row>
      </table:table>
      <text:p text:style-name="P397"/>
      <text:list text:style-name="WWNum1" text:continue-numbering="true">
        <text:list-item>
          <text:p text:style-name="P398"/>
        </text:list-item>
      </text:list>
      <text:list text:style-name="WWNum1" text:continue-numbering="true">
        <text:list-item>
          <text:p text:style-name="P399"/>
        </text:list-item>
      </text:list>
      <text:p text:style-name="P400"/>
      <text:p text:style-name="P401"/>
      <text:p text:style-name="P402"/>
      <text:p text:style-name="P403"/>
      <text:list text:style-name="WWNum1" text:continue-numbering="true">
        <text:list-item>
          <text:p text:style-name="P404"><text:span text:style-name="T405">Reviewer’s Comments:</text:span><text:span text:style-name="T406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1-31T08:44:00Z</meta:creation-date>
    <dc:date>2020-01-31T08:48:00Z</dc:date>
    <meta:template xlink:href="Normal" xlink:type="simple"/>
    <meta:editing-cycles>2</meta:editing-cycles>
    <meta:editing-duration>PT240S</meta:editing-duration>
    <meta:document-statistic meta:page-count="2" meta:paragraph-count="4" meta:word-count="363" meta:character-count="2431" meta:row-count="17" meta:non-whitespace-character-count="2072"/>
  </office:meta>
</office:document-meta>
</file>